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91619"/>
    </style:style>
    <style:style style:name="P2" style:family="paragraph" style:parent-style-name="Standard">
      <style:paragraph-properties fo:text-align="justify" style:justify-single-word="false"/>
      <style:text-properties officeooo:rsid="00191619" officeooo:paragraph-rsid="00191619"/>
    </style:style>
    <style:style style:name="P3" style:family="paragraph" style:parent-style-name="Standard">
      <style:paragraph-properties fo:text-align="justify" style:justify-single-word="false"/>
      <style:text-properties officeooo:rsid="0019e76d" officeooo:paragraph-rsid="0019e76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rsid="001a82f8" officeooo:paragraph-rsid="001a82f8"/>
    </style:style>
    <style:style style:name="P6" style:family="paragraph" style:parent-style-name="Standard">
      <style:paragraph-properties fo:text-align="justify" style:justify-single-word="false"/>
      <style:text-properties officeooo:rsid="001bb02c" officeooo:paragraph-rsid="001bb02c"/>
    </style:style>
    <style:style style:name="T1" style:family="text">
      <style:text-properties officeooo:rsid="0019e76d"/>
    </style:style>
    <style:style style:name="T2" style:family="text">
      <style:text-properties officeooo:rsid="001a82f8"/>
    </style:style>
    <style:style style:name="T3" style:family="text">
      <style:text-properties officeooo:rsid="001bb0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/>
      <text:p text:style-name="P2"><text:span text:style-name="T1">L’</text:span>Object-relational mapping <text:span text:style-name="T1">(</text:span>Mapping objet-relationnel en Français) est un <text:span text:style-name="T2">patron de conception</text:span> visant à résoudre le problème d’incompatibilité <text:span text:style-name="T1">des types </text:span>entre des objets (instances de classes) et <text:span text:style-name="T1">des tables d’une base de données par exemple.</text:span></text:p>
      <text:p text:style-name="P2"/>
      <text:p text:style-name="P3">Un ORM permet donc de créer une couche d’abstraction entre l’objet et le relationnel, en permettant la conversion d’un type vers l’autre. <text:span text:style-name="T2">Pour ce faire, il existe plusieurs techniques, on va s’intéresser ici au Table Data Gateway.</text:span></text:p>
      <text:p text:style-name="P3"/>
      <text:p text:style-name="P5">Cette technique consiste à créer pour chaque table d’une base de données une classe <text:span text:style-name="T3">qui lui</text:span> correspond<text:span text:style-name="T3">ra</text:span> <text:span text:style-name="T3">et servira de passerelle vers celle-ci. Ces classes contiendront toutes les requêtes SQL permettant l’accès à leur tables ou vues respectives (Select, Insert, Update, Delete).</text:span></text:p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5:21:53.490000000</meta:creation-date>
    <dc:date>2019-09-10T16:16:49.964000000</dc:date>
    <meta:editing-duration>PT2M25S</meta:editing-duration>
    <meta:editing-cycles>1</meta:editing-cycles>
    <meta:document-statistic meta:table-count="0" meta:image-count="0" meta:object-count="0" meta:page-count="1" meta:paragraph-count="3" meta:word-count="113" meta:character-count="752" meta:non-whitespace-character-count="642"/>
    <meta:generator>LibreOffice/6.0.5.2$Windows_X86_64 LibreOffice_project/54c8cbb85f300ac59db32fe8a675ff7683cd5a16</meta:generator>
  </office:meta>
</office:document-meta>
</file>